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4.513cm" style:use-optimal-column-width="false"/>
    </style:style>
    <style:style style:name="co4" style:family="table-column">
      <style:table-column-properties style:column-width="4.514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973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4.098cm" svg:height="15.748cm" svg:x="0.042cm" svg:y="-0.0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a=10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14.098cm" svg:height="15.748cm" svg:x="0.042cm" svg:y="-0.0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a=5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>
                <text:p>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standard" draw:layer="layout" svg:width="14.098cm" svg:height="15.748cm" svg:x="0.042cm" svg:y="-0.0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a=5</text:p>
              </table:table-cell>
              <table:table-cell>
                <text:p>a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>
                <text:p>5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standard" draw:layer="layout" svg:width="14.098cm" svg:height="15.748cm" svg:x="0.042cm" svg:y="-0.0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a=5</text:p>
              </table:table-cell>
              <table:table-cell>
                <text:p>a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>
                <text:p>5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" draw:text-style-name="P2" draw:layer="layout" svg:x1="5.4cm" svg:y1="2.6cm" svg:x2="9.6cm" svg:y2="14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standard" draw:layer="layout" svg:width="14.098cm" svg:height="15.748cm" svg:x="0.042cm" svg:y="-0.0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a=5</text:p>
              </table:table-cell>
              <table:table-cell>
                <text:p>a</text:p>
              </table:table-cell>
              <table:table-cell/>
            </table:table-row>
            <table:table-row table:style-name="ro1" table:default-cell-style-name="gray1">
              <table:table-cell>
                <text:p>def foo(a,b):</text:p>
                <text:p><text:s text:c="6"/>return a+b</text:p>
              </table:table-cell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>
                <text:p>5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2" draw:layer="layout" svg:x1="5.4cm" svg:y1="2.6cm" svg:x2="9.6cm" svg:y2="14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14.098cm" svg:height="15.748cm" svg:x="0.042cm" svg:y="-0.0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a=5</text:p>
              </table:table-cell>
              <table:table-cell>
                <text:p>a</text:p>
              </table:table-cell>
              <table:table-cell/>
            </table:table-row>
            <table:table-row table:style-name="ro1" table:default-cell-style-name="gray1">
              <table:table-cell>
                <text:p>def foo(a,b):</text:p>
                <text:p><text:s text:c="6"/>return a+b</text:p>
              </table:table-cell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5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2" draw:text-style-name="P2" draw:layer="layout" svg:x1="5.4cm" svg:y1="2.6cm" svg:x2="9.6cm" svg:y2="14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standard" draw:layer="layout" svg:width="14.098cm" svg:height="15.748cm" svg:x="0.042cm" svg:y="-0.0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a=5</text:p>
              </table:table-cell>
              <table:table-cell>
                <text:p>a</text:p>
              </table:table-cell>
              <table:table-cell/>
            </table:table-row>
            <table:table-row table:style-name="ro1" table:default-cell-style-name="gray1">
              <table:table-cell>
                <text:p>def foo(a,b):</text:p>
                <text:p><text:s text:c="6"/>return a+b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5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2" draw:text-style-name="P2" draw:layer="layout" svg:x1="5.4cm" svg:y1="2.6cm" svg:x2="9.6cm" svg:y2="14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standard" draw:layer="layout" svg:width="14.098cm" svg:height="15.748cm" svg:x="0.042cm" svg:y="-0.0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a=5</text:p>
              </table:table-cell>
              <table:table-cell>
                <text:p>a</text:p>
              </table:table-cell>
              <table:table-cell/>
            </table:table-row>
            <table:table-row table:style-name="ro1" table:default-cell-style-name="gray1">
              <table:table-cell>
                <text:p>def foo(a,b):</text:p>
                <text:p><text:s text:c="6"/>return a+b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5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2" draw:text-style-name="P2" draw:layer="layout" svg:x1="5.4cm" svg:y1="2.6cm" svg:x2="9.6cm" svg:y2="14cm">
          <text:p/>
        </draw:line>
        <draw:line draw:style-name="gr2" draw:text-style-name="P2" draw:layer="layout" svg:x1="5.8cm" svg:y1="4.8cm" svg:x2="9.6cm" svg:y2="12.2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standard" draw:layer="layout" svg:width="14.098cm" svg:height="15.748cm" svg:x="0.042cm" svg:y="-0.0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a=5</text:p>
              </table:table-cell>
              <table:table-cell>
                <text:p>a</text:p>
              </table:table-cell>
              <table:table-cell/>
            </table:table-row>
            <table:table-row table:style-name="ro1" table:default-cell-style-name="gray1">
              <table:table-cell>
                <text:p>def foo(a,b):</text:p>
                <text:p><text:s text:c="6"/>return a+b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a, 7)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5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2" draw:text-style-name="P2" draw:layer="layout" svg:x1="5.4cm" svg:y1="2.6cm" svg:x2="9.6cm" svg:y2="14cm">
          <text:p/>
        </draw:line>
        <draw:line draw:style-name="gr2" draw:text-style-name="P2" draw:layer="layout" svg:x1="5.8cm" svg:y1="4.8cm" svg:x2="9.6cm" svg:y2="12.2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standard" draw:layer="layout" svg:width="14.098cm" svg:height="15.748cm" svg:x="0.042cm" svg:y="-0.0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a=5</text:p>
              </table:table-cell>
              <table:table-cell>
                <text:p>a</text:p>
              </table:table-cell>
              <table:table-cell/>
            </table:table-row>
            <table:table-row table:style-name="ro1" table:default-cell-style-name="gray1">
              <table:table-cell>
                <text:p>def foo(a,b):</text:p>
                <text:p><text:s text:c="6"/>return a+b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a, 7)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>
                <text:p>7</text:p>
              </table:table-cell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5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2" draw:text-style-name="P2" draw:layer="layout" svg:x1="5.4cm" svg:y1="2.6cm" svg:x2="9.6cm" svg:y2="14cm">
          <text:p/>
        </draw:line>
        <draw:line draw:style-name="gr2" draw:text-style-name="P2" draw:layer="layout" svg:x1="5.8cm" svg:y1="4.8cm" svg:x2="9.6cm" svg:y2="12.2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standard" draw:layer="layout" svg:width="14.098cm" svg:height="15.748cm" svg:x="0.042cm" svg:y="-0.0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a=5</text:p>
              </table:table-cell>
              <table:table-cell>
                <text:p>a</text:p>
              </table:table-cell>
              <table:table-cell/>
            </table:table-row>
            <table:table-row table:style-name="ro1" table:default-cell-style-name="gray1">
              <table:table-cell>
                <text:p>def foo(a,b):</text:p>
                <text:p><text:s text:c="6"/>return a+b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a, 7)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>
                <text:p>7</text:p>
              </table:table-cell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5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2" draw:text-style-name="P2" draw:layer="layout" svg:x1="5.4cm" svg:y1="2.6cm" svg:x2="9.6cm" svg:y2="14cm">
          <text:p/>
        </draw:line>
        <draw:line draw:style-name="gr2" draw:text-style-name="P2" draw:layer="layout" svg:x1="5.8cm" svg:y1="4.8cm" svg:x2="9.6cm" svg:y2="12.2cm">
          <text:p/>
        </draw:line>
        <draw:frame draw:style-name="standard" draw:layer="layout" svg:width="13.539cm" svg:height="9.998cm" svg:x="14.4cm" svg:y="2.86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3" table:default-cell-style-name="gray2">
              <table:table-cell/>
              <table:table-cell>
                <text:p>a</text:p>
              </table:table-cell>
              <table:table-cell/>
            </table:table-row>
            <table:table-row table:style-name="ro3" table:default-cell-style-name="gray1">
              <table:table-cell/>
              <table:table-cell>
                <text:p>b</text:p>
              </table:table-cell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standard" draw:layer="layout" svg:width="14.098cm" svg:height="15.748cm" svg:x="0.042cm" svg:y="-0.0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a=5</text:p>
              </table:table-cell>
              <table:table-cell>
                <text:p>a</text:p>
              </table:table-cell>
              <table:table-cell/>
            </table:table-row>
            <table:table-row table:style-name="ro1" table:default-cell-style-name="gray1">
              <table:table-cell>
                <text:p>def foo(a,b):</text:p>
                <text:p><text:s text:c="6"/>return a+b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a, 7)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>
                <text:p>7</text:p>
              </table:table-cell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5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2" draw:text-style-name="P2" draw:layer="layout" svg:x1="5.4cm" svg:y1="2.6cm" svg:x2="9.6cm" svg:y2="14cm">
          <text:p/>
        </draw:line>
        <draw:line draw:style-name="gr2" draw:text-style-name="P2" draw:layer="layout" svg:x1="5.8cm" svg:y1="4.8cm" svg:x2="9.6cm" svg:y2="12.2cm">
          <text:p/>
        </draw:line>
        <draw:frame draw:style-name="standard" draw:layer="layout" svg:width="13.539cm" svg:height="9.998cm" svg:x="14.4cm" svg:y="2.86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3" table:default-cell-style-name="gray2">
              <table:table-cell/>
              <table:table-cell>
                <text:p>a</text:p>
              </table:table-cell>
              <table:table-cell/>
            </table:table-row>
            <table:table-row table:style-name="ro3" table:default-cell-style-name="gray1">
              <table:table-cell/>
              <table:table-cell>
                <text:p>b</text:p>
              </table:table-cell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line draw:style-name="gr2" draw:text-style-name="P2" draw:layer="layout" svg:x1="19cm" svg:y1="5.6cm" svg:x2="10.2cm" svg:y2="14cm">
          <text:p/>
        </draw:line>
        <draw:line draw:style-name="gr2" draw:text-style-name="P2" draw:layer="layout" svg:x1="19cm" svg:y1="7.4cm" svg:x2="10.2cm" svg:y2="10.2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standard" draw:layer="layout" svg:width="14.098cm" svg:height="15.748cm" svg:x="0.042cm" svg:y="-0.0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a=5</text:p>
              </table:table-cell>
              <table:table-cell>
                <text:p>a</text:p>
              </table:table-cell>
              <table:table-cell/>
            </table:table-row>
            <table:table-row table:style-name="ro1" table:default-cell-style-name="gray1">
              <table:table-cell>
                <text:p>def foo(a,b):</text:p>
                <text:p><text:s text:c="6"/>return a+b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a, 7)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>
                <text:p>7</text:p>
              </table:table-cell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5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2" draw:text-style-name="P2" draw:layer="layout" svg:x1="5.4cm" svg:y1="2.6cm" svg:x2="9.6cm" svg:y2="14cm">
          <text:p/>
        </draw:line>
        <draw:line draw:style-name="gr2" draw:text-style-name="P2" draw:layer="layout" svg:x1="5.8cm" svg:y1="4.8cm" svg:x2="9.6cm" svg:y2="12.2cm">
          <text:p/>
        </draw:line>
        <draw:frame draw:style-name="standard" draw:layer="layout" svg:width="13.539cm" svg:height="9.998cm" svg:x="14.4cm" svg:y="2.86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3" table:default-cell-style-name="gray2">
              <table:table-cell>
                <text:p>return a+b</text:p>
              </table:table-cell>
              <table:table-cell>
                <text:p>a</text:p>
              </table:table-cell>
              <table:table-cell/>
            </table:table-row>
            <table:table-row table:style-name="ro3" table:default-cell-style-name="gray1">
              <table:table-cell/>
              <table:table-cell>
                <text:p>b</text:p>
              </table:table-cell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line draw:style-name="gr2" draw:text-style-name="P2" draw:layer="layout" svg:x1="19cm" svg:y1="5.6cm" svg:x2="10.2cm" svg:y2="14cm">
          <text:p/>
        </draw:line>
        <draw:line draw:style-name="gr2" draw:text-style-name="P2" draw:layer="layout" svg:x1="19cm" svg:y1="7.4cm" svg:x2="10.2cm" svg:y2="10.2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standard" draw:layer="layout" svg:width="14.098cm" svg:height="15.748cm" svg:x="0.042cm" svg:y="-0.0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a=5</text:p>
              </table:table-cell>
              <table:table-cell>
                <text:p>a</text:p>
              </table:table-cell>
              <table:table-cell/>
            </table:table-row>
            <table:table-row table:style-name="ro1" table:default-cell-style-name="gray1">
              <table:table-cell>
                <text:p>def foo(a,b):</text:p>
                <text:p><text:s text:c="6"/>return a+b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a, 7)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>
                <text:p>7</text:p>
              </table:table-cell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5</text:p>
              </table:table-cell>
            </table:table-row>
          </table:table>
          <draw:image xlink:href="Pictures/TablePreview17.svm" xlink:type="simple" xlink:show="embed" xlink:actuate="onLoad"/>
        </draw:frame>
        <draw:line draw:style-name="gr2" draw:text-style-name="P2" draw:layer="layout" svg:x1="5.4cm" svg:y1="2.6cm" svg:x2="9.6cm" svg:y2="14cm">
          <text:p/>
        </draw:line>
        <draw:line draw:style-name="gr2" draw:text-style-name="P2" draw:layer="layout" svg:x1="5.8cm" svg:y1="4.8cm" svg:x2="9.6cm" svg:y2="12.2cm">
          <text:p/>
        </draw:line>
        <draw:frame draw:style-name="standard" draw:layer="layout" svg:width="13.539cm" svg:height="9.998cm" svg:x="14.4cm" svg:y="2.86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3" table:default-cell-style-name="gray2">
              <table:table-cell>
                <text:p>return a+b</text:p>
              </table:table-cell>
              <table:table-cell>
                <text:p>a</text:p>
              </table:table-cell>
              <table:table-cell/>
            </table:table-row>
            <table:table-row table:style-name="ro3" table:default-cell-style-name="gray1">
              <table:table-cell/>
              <table:table-cell>
                <text:p>b</text:p>
              </table:table-cell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>
                <text:p>12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2" draw:text-style-name="P2" draw:layer="layout" svg:x1="19cm" svg:y1="5.6cm" svg:x2="10.2cm" svg:y2="14cm">
          <text:p/>
        </draw:line>
        <draw:line draw:style-name="gr2" draw:text-style-name="P2" draw:layer="layout" svg:x1="19cm" svg:y1="7.4cm" svg:x2="10.2cm" svg:y2="10.2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standard" draw:layer="layout" svg:width="14.098cm" svg:height="15.748cm" svg:x="0.042cm" svg:y="-0.0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a=5</text:p>
              </table:table-cell>
              <table:table-cell>
                <text:p>a</text:p>
              </table:table-cell>
              <table:table-cell/>
            </table:table-row>
            <table:table-row table:style-name="ro1" table:default-cell-style-name="gray1">
              <table:table-cell>
                <text:p>def foo(a,b):</text:p>
                <text:p><text:s text:c="6"/>return a+b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a, 7)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12</text:p>
              </table:table-cell>
            </table:table-row>
            <table:table-row table:style-name="ro1" table:default-cell-style-name="gray2">
              <table:table-cell/>
              <table:table-cell/>
              <table:table-cell>
                <text:p>7</text:p>
              </table:table-cell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5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2" draw:text-style-name="P2" draw:layer="layout" svg:x1="5.4cm" svg:y1="2.6cm" svg:x2="9.6cm" svg:y2="14cm">
          <text:p/>
        </draw:line>
        <draw:line draw:style-name="gr2" draw:text-style-name="P2" draw:layer="layout" svg:x1="5.8cm" svg:y1="4.8cm" svg:x2="9.6cm" svg:y2="12.2cm">
          <text:p/>
        </draw:line>
        <draw:frame draw:style-name="standard" draw:layer="layout" svg:width="13.539cm" svg:height="9.998cm" svg:x="14.4cm" svg:y="2.86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3" table:default-cell-style-name="gray2">
              <table:table-cell>
                <text:p>return a+b</text:p>
              </table:table-cell>
              <table:table-cell>
                <text:p>a</text:p>
              </table:table-cell>
              <table:table-cell/>
            </table:table-row>
            <table:table-row table:style-name="ro3" table:default-cell-style-name="gray1">
              <table:table-cell/>
              <table:table-cell>
                <text:p>b</text:p>
              </table:table-cell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>
                <text:p>12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2" draw:text-style-name="P2" draw:layer="layout" svg:x1="19cm" svg:y1="5.6cm" svg:x2="10.2cm" svg:y2="14cm">
          <text:p/>
        </draw:line>
        <draw:line draw:style-name="gr2" draw:text-style-name="P2" draw:layer="layout" svg:x1="19cm" svg:y1="7.4cm" svg:x2="10.2cm" svg:y2="10.2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standard" draw:layer="layout" svg:width="14.098cm" svg:height="15.748cm" svg:x="0.042cm" svg:y="-0.0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memory</text:p>
              </table:table-cell>
            </table:table-row>
            <table:table-row table:style-name="ro1" table:default-cell-style-name="gray2">
              <table:table-cell>
                <text:p>a=5</text:p>
              </table:table-cell>
              <table:table-cell>
                <text:p>a</text:p>
              </table:table-cell>
              <table:table-cell/>
            </table:table-row>
            <table:table-row table:style-name="ro1" table:default-cell-style-name="gray1">
              <table:table-cell>
                <text:p>def foo(a,b):</text:p>
                <text:p><text:s text:c="6"/>return a+b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a, 7)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12</text:p>
              </table:table-cell>
            </table:table-row>
            <table:table-row table:style-name="ro1" table:default-cell-style-name="gray2">
              <table:table-cell/>
              <table:table-cell/>
              <table:table-cell>
                <text:p>7</text:p>
              </table:table-cell>
            </table:table-row>
            <table:table-row table:style-name="ro1" table:default-cell-style-name="gray1">
              <table:table-cell/>
              <table:table-cell/>
              <table:table-cell>
                <text:p>foo-code</text:p>
              </table:table-cell>
            </table:table-row>
            <table:table-row table:style-name="ro2" table:default-cell-style-name="gray2">
              <table:table-cell/>
              <table:table-cell/>
              <table:table-cell>
                <text:p>5</text:p>
              </table:table-cell>
            </table:table-row>
          </table:table>
          <draw:image xlink:href="Pictures/TablePreview21.svm" xlink:type="simple" xlink:show="embed" xlink:actuate="onLoad"/>
        </draw:frame>
        <draw:line draw:style-name="gr2" draw:text-style-name="P2" draw:layer="layout" svg:x1="5.4cm" svg:y1="2.6cm" svg:x2="9.6cm" svg:y2="14cm">
          <text:p/>
        </draw:line>
        <draw:line draw:style-name="gr2" draw:text-style-name="P2" draw:layer="layout" svg:x1="5.8cm" svg:y1="4.8cm" svg:x2="9.6cm" svg:y2="12.2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1T21:19:54.025008357</meta:creation-date>
    <dc:date>2020-08-11T21:34:15.044421866</dc:date>
    <meta:editing-duration>PT3M31S</meta:editing-duration>
    <meta:editing-cycles>1</meta:editing-cycles>
    <meta:document-statistic meta:object-count="104"/>
    <meta:generator>LibreOffice/6.0.7.3$Linux_X86_64 LibreOffice_project/00m0$Build-3</meta:generator>
  </office:meta>
</office:document-meta>
</file>